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d5a7" officeooo:paragraph-rsid="0014d5a7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4d5a7" officeooo:paragraph-rsid="0014d5a7" style:font-weight-asian="bold" style:font-weight-complex="bold"/>
    </style:style>
    <style:style style:name="P3" style:family="paragraph" style:parent-style-name="Standard">
      <style:text-properties officeooo:rsid="001567df" officeooo:paragraph-rsid="001567df"/>
    </style:style>
    <style:style style:name="P4" style:family="paragraph" style:parent-style-name="Standard" style:list-style-name="L1">
      <style:text-properties officeooo:rsid="001567df" officeooo:paragraph-rsid="001567df"/>
    </style:style>
    <style:style style:name="P5" style:family="paragraph" style:parent-style-name="Standard" style:list-style-name="L1">
      <style:text-properties officeooo:rsid="00174d49" officeooo:paragraph-rsid="00174d49"/>
    </style:style>
    <style:style style:name="P6" style:family="paragraph" style:parent-style-name="Standard">
      <style:text-properties officeooo:rsid="00174d49" officeooo:paragraph-rsid="00174d49"/>
    </style:style>
    <style:style style:name="P7" style:family="paragraph" style:parent-style-name="Standard" style:list-style-name="L1">
      <style:text-properties officeooo:rsid="0017d722" officeooo:paragraph-rsid="0017d722"/>
    </style:style>
    <style:style style:name="P8" style:family="paragraph" style:parent-style-name="Standard" style:list-style-name="L1">
      <style:text-properties officeooo:rsid="0019876c" officeooo:paragraph-rsid="0019876c"/>
    </style:style>
    <style:style style:name="P9" style:family="paragraph" style:parent-style-name="Standard" style:list-style-name="L1">
      <style:text-properties officeooo:rsid="0019a732" officeooo:paragraph-rsid="0019a732"/>
    </style:style>
    <style:style style:name="P10" style:family="paragraph" style:parent-style-name="Standard">
      <style:text-properties officeooo:rsid="0019a732" officeooo:paragraph-rsid="0019a732"/>
    </style:style>
    <style:style style:name="P11" style:family="paragraph" style:parent-style-name="Standard" style:list-style-name="L1">
      <style:text-properties officeooo:rsid="001ac0a9" officeooo:paragraph-rsid="001ac0a9"/>
    </style:style>
    <style:style style:name="P12" style:family="paragraph" style:parent-style-name="Standard">
      <style:text-properties officeooo:rsid="001ac0a9" officeooo:paragraph-rsid="001ac0a9"/>
    </style:style>
    <style:style style:name="P13" style:family="paragraph" style:parent-style-name="Standard">
      <style:paragraph-properties fo:text-align="center" style:justify-single-word="false"/>
      <style:text-properties officeooo:rsid="001aeb63" officeooo:paragraph-rsid="001aeb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3a6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seils pour le concours</text:p>
      <text:p text:style-name="P1"/>
      <text:list xml:id="list3115660859" text:style-name="L1">
        <text:list-item>
          <text:p text:style-name="P4">On t'évalues pas seulement sur tes connaissances, mais sur toutes les qualités d'un enseignant : clareté &amp; pédagodie joue (logique)</text:p>
        </text:list-item>
      </text:list>
      <text:p text:style-name="P3"/>
      <text:list xml:id="list152114687183564" text:continue-numbering="true" text:style-name="L1">
        <text:list-item>
          <text:p text:style-name="P4">Maitriser large &gt;&gt;&gt;&gt; Maitriser des petits points en détail </text:p>
          <text:p text:style-name="P8">A l'écrit : faire <text:span text:style-name="T1">un peu de toutes les parties</text:span>, plutot que que zapper une partie entière</text:p>
        </text:list-item>
      </text:list>
      <text:p text:style-name="P3"/>
      <text:list xml:id="list152114222786899" text:continue-numbering="true" text:style-name="L1">
        <text:list-item>
          <text:p text:style-name="P5">Epreuve de modélisation : <text:span text:style-name="T1">justifier </text:span>le choix du langage </text:p>
        </text:list-item>
      </text:list>
      <text:p text:style-name="P6"/>
      <text:list xml:id="list152113872429283" text:continue-numbering="true" text:style-name="L1">
        <text:list-item>
          <text:p text:style-name="P5">NE PAS ECRIRE AU FRIXION POUR LES ECRITS (ils scannent les copies, et ça chauffe)</text:p>
          <text:p text:style-name="P7"/>
        </text:list-item>
        <text:list-item>
          <text:p text:style-name="P9">Le jury n'aura aucune réaction, ni positive ni négative</text:p>
        </text:list-item>
      </text:list>
      <text:p text:style-name="P10"/>
      <text:list xml:id="list152114098352239" text:continue-numbering="true" text:style-name="L1">
        <text:list-item>
          <text:p text:style-name="P11">L'honneteté prime : mieux vaut répondre qu'on ne sait pas plutôt que d'inventer un truc faux</text:p>
        </text:list-item>
      </text:list>
      <text:p text:style-name="P12"/>
      <text:p text:style-name="P12"/>
      <text:p text:style-name="P12"/>
      <text:p text:style-name="P13"><text:span text:style-name="T2">--&gt; </text:span>Lis les rappor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3:52:10.139698922</meta:creation-date>
    <dc:date>2024-10-02T15:21:12.491292630</dc:date>
    <meta:editing-duration>PT48M1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12" meta:character-count="616" meta:non-whitespace-character-count="520"/>
  </office:meta>
</office:document-meta>
</file>